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times"/>
    <style:font-face style:name="Times New Roman" svg:font-family="'Times New Roman'"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times new roman" fo:font-size="12pt"/>
    </style:style>
    <style:style style:name="P3" style:family="paragraph" style:parent-style-name="Text_20_body">
      <style:paragraph-properties fo:text-align="justify" style:justify-single-word="false"/>
      <style:text-properties style:font-name="times new roman" fo:font-size="12pt"/>
    </style:style>
    <style:style style:name="P4" style:family="paragraph" style:parent-style-name="Text_20_body">
      <style:text-properties style:font-name="Times New Roman"/>
    </style:style>
    <style:style style:name="P5" style:family="paragraph" style:parent-style-name="Text_20_body">
      <style:paragraph-properties fo:text-align="justify" style:justify-single-word="false"/>
      <style:text-properties style:font-name="Times New Roman"/>
    </style:style>
    <style:style style:name="P6" style:family="paragraph" style:parent-style-name="Text_20_body">
      <style:text-properties style:font-name="Times New Roman" fo:font-size="12pt"/>
    </style:style>
    <style:style style:name="P7" style:family="paragraph" style:parent-style-name="Text_20_body">
      <style:paragraph-properties fo:text-align="justify" style:justify-single-word="false"/>
      <style:text-properties style:font-name="Times New Roman" fo:font-size="12pt" fo:font-weight="normal" style:font-weight-asian="normal" style:font-weight-complex="normal"/>
    </style:style>
    <style:style style:name="P8" style:family="paragraph" style:parent-style-name="Text_20_body">
      <style:paragraph-properties fo:margin-top="0cm" fo:margin-bottom="0cm"/>
      <style:text-properties style:font-name="Times New Roman" fo:font-size="12pt"/>
    </style:style>
    <style:style style:name="P9" style:family="paragraph" style:parent-style-name="Standard">
      <style:text-properties style:font-name="times new roman" fo:font-size="12pt"/>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2pt"/>
    </style:style>
    <style:style style:name="T1" style:family="text">
      <style:text-properties fo:font-size="12pt"/>
    </style:style>
    <style:style style:name="T2" style:family="text">
      <style:text-properties style:font-name="times new roman" fo:font-size="12pt"/>
    </style:style>
    <style:style style:name="T3" style:family="text">
      <style:text-properties style:font-name="times new roman" fo:font-size="12pt" fo:font-style="italic"/>
    </style:style>
    <style:style style:name="T4" style:family="text">
      <style:text-properties style:font-name="times new roman" fo:font-size="12pt" fo:font-weight="bold"/>
    </style:style>
    <style:style style:name="T5" style:family="text">
      <style:text-properties fo:font-weight="bold"/>
    </style:style>
    <style:style style:name="T6" style:family="text">
      <style:text-properties fo:font-style="italic"/>
    </style:style>
    <style:style style:name="T7" style:family="text">
      <style:text-properties style:font-name="times new roman1"/>
    </style:style>
    <style:style style:name="T8"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propose to study magnetic reconnection in large-scale systems within the framework of kinetic theory. In realistic astrophysical and laboratory plasmas, kinetic effects play an important role, many spatial scales are involved, secondary islands form, while at the same time 3D effects have to be taken into account. Addressing these issues goes beyond the capacity of state-of-the-art kinetic simulation codes and computer facilities. We plan to exploit recently developed spectral methods for the computation of the stability of steady state within kinetic theory, which offer improvement by orders of magnitude (in terms of memory requirements) compared to numerical simulations. This will allow us to study reconnection through both the creation and the coalescence of <text:s/>magnetic islands in systems that have not been addressed thus far. In particular, we will focus on conditions relevant to the solar corona and we expect our studies to lead to a statistical model for the prediction of reconnection rate and acceleration of particles during solar flares, a major open problem in astrophysics.</text:p>
      <text:p text:style-name="Standard"/>
      <text:p text:style-name="P1">      <text:span text:style-name="T1">My research interests lie in the area of nonlinear dynamics of spatially extended systems. My focus is on the application of methods of dynamical system theory in diverse physical settings including the kinetic description of collective effects in plasmas, relativistic intensity laser-plasma interaction and the geometric description of systems that exhibit phase turbulence.</text:span></text:p>
      <text:p text:style-name="P1">      <text:span text:style-name="T1">My PhD thesis work at the Georgia Institute of Technology involved the study, with P. Cvitanovic and R.L. Davidchack, of the Kuramoto-Sivashinsky partial differential equation as a one-dimensional toy-model for turbulence. In dynamical systems studies of turbulence the goal is to understand the organization of the infinite-dimensional state space in terms of equilibria, periodic orbits and their stable and unstable manifolds, which serve to connect local neighborhoods. However, when traveling wave solutions are taken into account, the geometric approach is obscured by the presence of equivalent, up to a continuous symmetry transformation, trajectories. The main achievement of my thesis was to show that continuous symmetry reduction, i.e. the identification of symmetry related trajectories, can be implemented in a (moderately) high-dimensional state-space and that the geometric approach of dynamical systems can then be successfully applied. My research has been supported by the School of Physics at Georgia Tech (through Teaching Assistanship), NSF grant DMS-0807574 and G. Robinson Fund (through Research Assistanship) and a Gerontelis Foundation Graduate Student Fellowship. The results of this research have been published in Physica D and the SIAM Journal on Applied Dynamical Systems. Application of symmetry reduction to fluid flows is an active ongoing effort through a collaboration of Georgia Tech (P. Cvitanovic), Univ. of Leicester (R.L. Davidchack) and Univ. of Sheffield (A. Willis). </text:span></text:p>
      <text:p text:style-name="P1">      <text:span text:style-name="T1">My recent work is related to the kinetic theory description of stimulated Raman scattering (SRS), a process that involves the growth of a laser driven, nonlinear electrostatic plasma wave. SRS is a major source of energy loss for current inertial confinement fusion efforts, while a theoretical understanding of the saturation of its growth is still missing. It has been recently suggested that the saturation of SRS growth may be attributed to the loss of linear stability of the electrostatic wave. However, a general and robust method to compute stability of nonlinear electrostatic waves did not exist. The approach I have developed, in collaboration with D. Benisti and L. Gremillet as a postdoc at CEA, involves reduction to a finite-dimensional eigenproblem through expansion of the relevant equations, the Vlasov-Poisson system, in a basis of orthogonal functions. Despite the huge success of similar methods in fluid dynamics, the conservative nature of the Vlasov equation and the coexistence of an extreme range of velocity scales inhibit convergence of the eigenvalue calculation. As a solution to this convergence problem we introduced spectral deformation techniques, most commonly employed in quantum mechanics, to separate unstable collective modes of interest from modes involving irrelevant velocity scales. This led to a novel, very practical, fast converging method to compute the few most unstable modes of nonlinear Vlasov-Poisson equilibria. From a theoretical perspective this contributed to a better understanding of the "vortex fusion" phenomenon in electrostatic waves. From a practical point of view it opens new possibilities for the control of systems with long range interactions through the selective excitation of collective modes. These </text:span><text:soft-page-break/><text:span text:style-name="T1">results have been recently submitted for publication.</text:span></text:p>
      <text:p text:style-name="P1">      <text:span text:style-name="T1">My nonlinear dynamics expertise has proved extremely useful in another recent project, in the field of laser-matter interaction. The current trend is to develop compact accelerators that exploit short, high-intensity laser  pulses to accelerate particles in much higher energies than possible with conventional accelerators of comparable size. Short laser pulses are hard to produce and control and therefore an open question is whether longer pulses can be utilized for the same purpose of particle acceleration. A first step to tackle the problem is to connect it to the existence of solitary waves in a fluid-plasma electromagnetic model which could act as a mean to transfer energy to the particles through wavebreaking or parametric instabilities. With G. Sanchez-Arriaga and E. Lefebvre, we reduced the problem to that of finding homoclinic and heteroclinic connections of a Hamiltonian system of ordinary differential equations. Then, dynamical systems theory allowed a systematic determination and classification of solitary wave solutions. We are currently working on the problem of stability and practical excitation of such solitary waves through laser-plasma interaction. These results have been recently submitted for publication.</text:span></text:p>
      <text:p text:style-name="P5"> </text:p>
      <text:p text:style-name="P8">A framework for the kinetic theory study of magnetic reconnection in large-scale systems is proposed. In realistic astrophysical and laboratory plasmas kinetic effects play an important role and at the same time many spatial scales are involved, secondary islands form and 3D effects have to be taken into account. Addressing these issues goes beyond the capacity of state-of-the-art kinetic simulation codes and computer facilities. We plan to exploit recently developed spectral methods for the computation of the stability of steady states of the Vlasov-Maxwell system which offer improvement by orders of magnitude (in terms of memory requirements) compared to direct numerical simulations. This will allow us to study reconnection through the instability of current sheets which leads to the creation of magnetic islands and through a secondary instability leading to the magnetic island coalescence. We expect to be able to address system sizes much larger than available by other means. In particular, we will focus on conditions relevant to the solar corona and we expect our studies to lead to a realistic statistical model for the prediction of reconnection rate and acceleration of particles during solar flares, a major open problem in astrophysics.</text:p>
      <text:p text:style-name="P4"> </text:p>
      <text:p text:style-name="P10"/>
      <text:p text:style-name="P10"/>
      <text:p text:style-name="Standard"><text:span text:style-name="T8">Prof. Loukas Vlahos leads an active </text:span><text:a xlink:type="simple" xlink:href="http://www.astro.auth.gr/%7Evlahos/research.htm"><text:span text:style-name="T8">research group</text:span></text:a><text:span text:style-name="T8"> at the Department of Physics in the University of Thessaloniki consisting of young scientists. The areas of expertise span a wide range of topics including high energy solar physics and astrophysics, basic plasma physics, space plasma physics, turbulence and transport phenomena, non linear wave-particle interaction with applications in fusion plasmas, and complexity in plasma physics and astrophysics. Numerical expertise includes MHD codes, time series analysi but also to cellular automata modeling. Computer facilities include access to thecluster </text:span><text:a xlink:type="simple" xlink:href="http://proteus.space.noa.gr/%7Esrtg/facilities.html"><text:span text:style-name="T8">Phobos</text:span></text:a><text:span text:style-name="T8"> at the National Observatory of Athens, which can cover many of the computational needs of the problem at the earlier stages, while more demanding calculations will be performed through the collaborations with CEA (L. Gremillet) at the supercomputing center </text:span><text:a xlink:type="simple" xlink:href="http://www-ccrt.cea.fr/"><text:span text:style-name="T8">CCRT</text:span></text:a><text:span text:style-name="T8">.</text:span></text:p>
      <text:p text:style-name="P10"/>
      <text:p text:style-name="P11">Constituents</text:p>
      <text:p text:style-name="P11"/>
      <text:p text:style-name="P6"><text:span text:style-name="T5"/></text:p>
      <text:p text:style-name="P6"><text:span text:style-name="T5"/></text:p>
      <text:p text:style-name="P6"><text:span text:style-name="T5"/></text:p>
      <text:p text:style-name="P6"><text:span text:style-name="T5"/></text:p>
      <text:p text:style-name="P6"><text:span text:style-name="T5"/></text:p>
      <text:p text:style-name="P7"><text:soft-page-break/>      My research interests lie in the area of nonlinear dynamics of spatially extended systems. My focus is on the application of methods of dynamical system theory in diverse physical settings including the kinetic description of collective effects in plasmas, relativistic intensity laser-plasma interaction and the geometric description of systems that exhibit phase turbulence.</text:p>
      <text:p text:style-name="P1">      <text:span text:style-name="T1">My PhD thesis work at the Georgia Institute of Technology involved the study, with P. Cvitanovic and R.L. Davidchack, of the Kuramoto-Sivashinsky partial differential equation as a one-dimensional toy-model for turbulence. In dynamical systems studies of turbulence the goal is to understand the organization of the infinite-dimensional state space in terms of equilibria, periodic orbits and their stable and unstable manifolds, which serve to connect local neighborhoods. However, when traveling wave solutions are taken into account, the geometric approach is obscured by the presence of equivalent, up to a continuous symmetry transformation, trajectories. The main achievement of my thesis was to show that continuous symmetry reduction, i.e. the identification of symmetry related trajectories, can be implemented in a (moderately) high-dimensional state-space and that the geometric approach of dynamical systems can then be successfully applied. My research has been supported by the School of Physics at Georgia Tech (through Teaching Assistanship), NSF grant DMS-0807574 and G. Robinson Fund (through Research Assistanship) and a Gerontelis Foundation Graduate Student Fellowship. The results of this research have been published in Physica D and the SIAM Journal on Applied Dynamical Systems. Application of symmetry reduction to fluid flows is an active ongoing effort through a collaboration of Georgia Tech (P. Cvitanovic), Univ. of Leicester (R.L. Davidchack) and Univ. of Sheffield (A. Willis). </text:span></text:p>
      <text:p text:style-name="P1">      <text:span text:style-name="T1">My recent work is related to the kinetic theory description of stimulated Raman scattering (SRS), a process that involves the growth of a laser driven, nonlinear electrostatic plasma wave. SRS is a major source of energy loss for current inertial confinement fusion efforts, while a theoretical understanding of the saturation of its growth is still missing. It has been recently suggested that the saturation of SRS growth may be attributed to the loss of linear stability of the electrostatic wave. However, a general and robust method to compute stability of nonlinear electrostatic waves did not exist. The approach I have developed, in collaboration with D. Benisti and L. Gremillet as a postdoc at CEA, described in the present proposal is the first practical, general, fast converging method to compute the few most unstable modes of nonlinear Vlasov-Poisson equilibria. From a theoretical perspective this contributed to a better understanding of the "vortex fusion" phenomenon in electrostatic waves. From a practical point of view it opens new possibilities for the control of systems with long range interactions through the selective excitation of collective modes. These results have been announced at the 52nd Annual Meeting of the APS Division of Plasma Physics, and recently submitted for publication.</text:span></text:p>
      <text:p text:style-name="P1">      <text:span text:style-name="T1">My nonlinear dynamics training has proved extremely useful in another recent project, in the field of laser-matter interaction. The current trend is to develop compact accelerators that exploit short, high-intensity laser pulses to accelerate particles in much higher energies than possible with conventional accelerators of comparable size. An open question is whether longer pulses can be utilized for the same purpose of particle acceleration. A first step to tackle the problem is to connect it to the existence of solitary waves in a fluid-plasma electromagnetic model which could act as a mean to transfer energy to the particles through wave-breaking or parametric instabilities. With G. Sanchez-Arriaga and E. Lefebvre, we reduced the problem to that of finding homoclinic and heteroclinic connections of a Hamiltonian system of ordinary differential equations. Then, dynamical systems theory allowed a systematic determination and classification of solitary wave solutions. We are currently working on the problem of stability and practical excitation of such solitary waves through laser-plasma interaction. These results have been recently submitted for publication.</text:span></text:p>
      <text:p text:style-name="P2"><text:span text:style-name="T5"/></text:p>
      <text:p text:style-name="P2"><text:span text:style-name="T5">1. Introduction.</text:span> Magnetic reconnection, a process during which the topology of magnetic field lines in a plasma rapidly changes, is a fundamental mechanism of magnetic energy release in the form of kinetic energy of the plasma constituents. As such, it is of great importance in both laboratory and <text:soft-page-break/>astrophysical settings, including tokamaks, the Earth's magnetosphere, the solar corona and extragalactic jets. However, a solid theoretical understanding of magnetic reconnection, and in particular of kinetic theory effects, is still lacking. The goal of this project is to develop theoretical and computational tools to advance the kinetic description of fundamental magnetic reconnection processes, with an emphasis on applicability of the methods to problems of current interest.</text:p>
      <text:p text:style-name="P1">      <text:span text:style-name="T2">Although great progress has been made in the theoretical description of magnetic reconnection since the inception of the concept (Giovanelly 1946), there are still fundamental open questions (see WOPA 2010, Yamada et al. 2010). The first studies of reconnection were within non-ideal (resistive) magnetohydrodynamics (MHD), see (Yamada et al. 2010 for a recent review). Finite resistivity allows for the rearrangement of the topology of magnetic field lines of a plasma equilibrium which leads to an equilibrium state of lower magnetic energy, with the excess energy carried by plasma particles in the form of heat or kinetic energy. The rearranged magnetic field lines can be pictorially thought of as forming "magnetic islands," i.e. regions consisting of closed magnetic lines. Within resistive MHD, we may understand the formation of magnetic islands as a result of the tearing instability of a current sheet (Furth et al. 1963) and its various generalizations (Pritchett et al. 1980, for example). However, theoretical predicrtions based on MHD underestimate the rate of magnetic reconnection and of energy release by a large factor compared to laboratory experiments and observations from astrophysical objects (Yamada et al. 2010). This in turn does not allow for accurate prediction of heating and acceleration of particles through reconnection. Despite a constant struggle for improvement of MHD reconnection rate predictions commencing with the classical Sweet-Parker model (Sweet 1958, Parker 1957), the observed rates still remain much faster.</text:span></text:p>
      <text:p text:style-name="P1">      <text:span text:style-name="T2">The current focus in the study of magnetic reconnection is therefore in moving beyond fluid theories, towards the more basic level of description that kinetic theory offers (WOPA 2010). It has become clear in many studies that kinetic effects have to be accounted for in order to correctly predict the rate of reconnection and the associated energy release and particle acceleration (Onofri et al. 2006, Yamada 2010). In particular, it has been demonstrated through dedicated reconnection experiments (see Yamada 2010 for a review) that the Sweet-Parker reconnection rate only applies to collisional plasmas, with much faster reconnection rates for collisionless conditions.</text:span></text:p>
      <text:p text:style-name="P1">      <text:span text:style-name="T2">At the same time, realistic physical systems encompass a wide range of spatial scales and, in combination with symmetry breaking due to external magnetic fields, this leads to formation of secondary magnetic islands known as </text:span><text:span text:style-name="T3">plasmoids</text:span><text:span text:style-name="T2"> (Finn and Kaw 1977, Drake et al. 2006, Fermo et al. 2010, Oka et al. 2010). In such systems, magnetic reconnection also occurs through a secondary instability, leading to the coalescence of plasmoids. In order to obtain statistics relevant to physical settings one is then forced to study </text:span><text:span text:style-name="T3">large</text:span><text:span text:style-name="T2"> (compared to the length of a typical reconnection site) systems and to allow for symmetry breaking (Drake et al. 2006, Fermo et al. 2010). Moreover, three-dimensional (3D) effects need to be addressed, as there is indication that the traditional picture of magnetic islands has to give way to that of 3D magnetic ropes (Priest et al. 2003, Drake et al. 2006-ii).</text:span></text:p>
      <text:p text:style-name="P1">      <text:span text:style-name="T2">It turns out that the computational study of large, collisionless, 3D systems which is  required in order to facilitate theoretical progress in the kinetic theory of magnetic reconnection, is a major challenge to present day computational capabilities (Fermo et al. 2010, Drake et al. 2006, 2006-ii, WOPA 2010). Even with the massive power of present day supercomputers, simulations fall sort by several orders of magnitude in terms of the size of systems that can be addressed, compared to laboratory and astrophysical systems, either with finite difference Vlasov-Maxwell solvers, or with Particle-In-Cell (PIC) codes.</text:span></text:p>
      <text:p text:style-name="P1">      <text:span text:style-name="T2">To overcome these difficulties, we propose to reduce the study of reconnection in large systems to the study of linear stability of nonlinear Vlasov-Maxwell equilibria, in analogy to the studies of tearing modes within the MHD framework. Both the primary instability that results to the creation of magnetic islands and plasmoids, and the secondary instability that leads to coalescence of islands, can be addressed within this framework. The development of efficient and accurate spectral methods for </text:span><text:soft-page-break/><text:span text:style-name="T2">the determination of unstable modes within the kinetic theory of plasmas (Siminos et al. 2010, Camporeale et al. 2006) allows one to obtain the same accuracy with orders of magnitude fewer variables than with a finite difference Vlasov solver or a PIC code. We describe the method (Siminos et al. 2010) developed by the Postdoctoral Researcher (PR) and collaborators as well as the generalizations required to study magnetic reconnection in Sections 2 and 3, respectively.</text:span></text:p>
      <text:p text:style-name="P1">      <text:span text:style-name="T2">Using this method as our primary tool, our goal will be the kinetic theory description of both the formation of chains of plasmoids and their reconnection through coalescence. In particular, we wish to develop ,within a general relativistic setting,a deeper qualitative and quantitative understanding of (a) the primary instability growth rate, (b) the distribution of sizes of magnetic islands created through the primary instability, (c) the island coalescence rate as a result of a secondary instability, (d) the implications for particle acceleration, (e) the dependence of (a)-(d) on the system parameters, boundary conditions, current sheet geometry and guide fields. We elaborate on these points in Section 3. The study will be augmented by state of the art PIC codes (Lefebvre 2003, Gremillet 2007) to address nonlinear evolution questions. However, we expect that the stability study will help reduce computational requirements on the PIC simulations by providing information on the relevant length scales. Our ultimate goal is to use the insight gained by these studies to develop an accurate and general theoretical model for the statistical description of acceleration of particles through magnetic reconnection.</text:span></text:p>
      <text:p text:style-name="P1">      <text:span text:style-name="T2">Although the methodology developed will be general we plan to assess its validity and utility by direct application to physical systems. In particular, we intent to apply it to at least one important problem, that of magnetic reconnection in solar flares. This is an outstanding problem in solar physics, and an area in which the group of Prof. Vlahos at the </text:span><text:span text:style-name="T3">University</text:span><text:span text:style-name="T2"> </text:span><text:span text:style-name="T3">of Thessaloniki</text:span><text:span text:style-name="T2"> has a strong expertise.</text:span></text:p>
      <text:p text:style-name="P1"> </text:p>
      <text:p text:style-name="P3"><text:span text:style-name="T5">2. Methodology.</text:span> The method we propose to apply for the study of linear stability of steady states of the Vlasov-Maxwell system, i.e. of current distributions or steady state magnetic island configurations, has been developed by the PR and collaborators in (Siminos et. al. 2010). It is based on an eigenproblem formulation, derived by linearizing the governing equations around <text:span text:style-name="T6">any </text:span>equilibrium distribution function. This leads to the problem of finding eigenvalues of a linear integro-differential operator <text:span text:style-name="T6">A</text:span>. The eigenvalues of <text:span text:style-name="T6">A</text:span> determine the linear stability of the equilibrium. This equilibrium is unstable if some of the eigenvalues of <text:span text:style-name="T6">A</text:span> have a strictly positive real part, the largest of which being the growth rate of the instability. The eigenproblem formulation also provides the functional form of the unstable modes, which carries important information about the physics of the instability, allowing for example one to distinguish tearing from kink modes.</text:p>
      <text:p text:style-name="P1">      <text:span text:style-name="T2">The approach in (Siminos et al. 2010) is based on approximating the operator </text:span><text:span text:style-name="T3">A</text:span><text:span text:style-name="T2"> with a finite dimensional matrix. In particular, </text:span><text:span text:style-name="T3">spectral methods</text:span><text:span text:style-name="T2"> (see e.g. Boyd 2001) have been chosen, in which global functions bases (e.g. Fourier) are used. In many areas of physics, most notably fluid mechanics, spectral methods have been particularly successful in solving eigeproblems of this form, with exponentially fast convergence of the result with the dimension of the basis, (see Boyd 2001, for example). This hallmark of spectral methods makes them very attractive for the study of the stability of Vlasov-Maxwell equilibria, especially in dimensions larger than one.</text:span></text:p>
      <text:p text:style-name="P1">      <text:span text:style-name="T2">However, the first convincing application of spectral methods to the problem of nonlinear steady state stability in the kinetic theory of plasmas only appeared, to the best of our knowledge, in (Siminos et al. 2010). In earlier attempts (Grant and Feix 1967, Camporeale et al. 2006, Paskauskas and De Ninno 2009), convergence problems arise owing to the very nature of the operator A. In particular the linear, advection term in Vlasov equation is responsible for the transfer of energy to very fine velocity scales, a phenomenon known as velocity space </text:span><text:span text:style-name="T3">filamentation</text:span><text:span text:style-name="T2">. Filamentation is connected to the presence of a continuum of neutral, singular modes in the spectrum of A. The method used in (Siminos et al. 2010) to suppress convergence problems due to filamentation is that of s</text:span><text:span text:style-name="T3">pectral deformation </text:span><text:span text:style-name="T2">(Crawford and Hislop 1989) which selectively damps the neutral modes, while </text:span><text:soft-page-break/><text:span text:style-name="T2">leaving eigenvalues of interest unaffected. The central observation in (Siminos et al. 2010) is that the damping rate can be chosen so that the continuum spectrum is well separated from the discrete eigenvalues of interest, and that exponential convergence with the truncation order can be recovered. From a physical perspective we concentrate on the thermal scale, which is the relevant scale for the description of collective plasma modes.</text:span></text:p>
      <text:p text:style-name="P1">      <text:span text:style-name="T2">In practice the distribution function is projected onto a Fourier (in space) and Hermite (in velocity) basis, introduced in (Grant and Feix 1967, see also Camporeale et al. 2006), although other choices are possible. As shown in (Siminos et al. 2010), with the introduction of spectral deformation, Fourier-Hermite expansions converge fast enough to be useful for the determination of unstable modes, even for strongly inhomogeneous equilibria. Moreover, the matrix generated is extremely sparse, and therefore its eigenvalues can be computed very efficiently by iterative techniques.</text:span></text:p>
      <text:p text:style-name="P1">      <text:span text:style-name="T2">One of the systems studied with this method in (Siminos et al. 2010) is an electrostatic equilibrium with a distribution function characterized by multiple phase space "vortices." The spectral method allows for the determination of the unstable modes of this configuration which illuminate the physics of the problem as they predict that the instability will lead to vortex fusion, see Fig 2. The unstable mode with maximum growth rate corresponds to binary vortex fusion, regardless of the number of vortexes present in the system. This explains numerical simulations (Ghizzo et al. 1988) in which binary vortex fusion is observed as a response to arbitrary perturbations. We note that the number of variables required to predict the growth rate of perturbation with the spectral method was two to three orders of magnitude lower than with the finite difference Vlasov code.</text:span></text:p>
      <text:p text:style-name="P1">      <text:span text:style-name="T2">The relevance of the stability study to the nonlinear evolution of the system that eventually leads to magnetic island coalescence, can only be evaluated through numerical simulations of the nonlinear Vlasov-Maxwell system. However, the stability study offers important information that can be used to decrease the computational load of the PIC simulations compared to other studies. In particular by identifying the most unstable modes we can also identify the wavelengths that get most strongly excited and can thus place a bound on the spatial extent of the system that needs to be studied. The PR intents to use its active collaborations with scientists at CEA/DAM/DIF to ensure access to the 100-teraflop supercomputer infrastructure of CCRT (ranked 61 in Top 500 supercomputer list, see Top500 2010) and the very versatile, 3D, relativistic PIC code CALDER (Lefebvre et al. 2003, Gremillet et al. 2007).</text:span></text:p>
      <text:p text:style-name="P1"> </text:p>
      <text:p text:style-name="P1"> <text:span text:style-name="T4">3. Research Plan.</text:span><text:span text:style-name="T2"> In the present section we describe our proposed research plan in more detail and set the major milestones for its realization.</text:span></text:p>
      <text:p text:style-name="P1">      <text:span text:style-name="T3">Year 1: Code Development and study of the distribution of magnetic islands. </text:span><text:span text:style-name="T2">The stability method in (Siminos et al. 2010) has to be generalized to the relativistic Vlasov-Maxwell system, in order to be used in the study of magnetic reconnection. This will be the major code development task of the proposed research. The Fourier-Hermite expansion for stability computations in the three-dimensional (non-relativistic) Vlasov-Maxwell system has been used, without spectral deformation, in (Camporeale et al. 2006) to study the unstable modes of a Harris current sheet. A relativistic version of the Hermite expansion in one space and three velocity dimensions has been used as a computational basis for time dependent simulations in (Le Bourdiec 2007). We therefore expect that there will be no technical difficulties in generalizing the method, including spectral deformation, in the fully 3D, relativistic Vlasov-Maxwell system.</text:span></text:p>
      <text:p text:style-name="P1">      <text:span text:style-name="T2">With such a method at hand we can address the formation of magnetic islands as a linear stability problem, involving an </text:span><text:span text:style-name="T3">arbitrary </text:span><text:span text:style-name="T2">unperturbed current configuration, either known analytically or inferred from numerical or experimental data. This will allow us to give affirmative answers to important questions, such as the distribution of magnetic islands in large systems and its dependence on the unperturbed state and external magnetic field. Moreover, as the coefficients in the Hermite series are directly related to physical moments of the distribution function (Camporeale et al. 2006), </text:span><text:soft-page-break/><text:span text:style-name="T2">we have a direct means of estimating the energy flux to particles at the onset of the instability. As an example calculation, we will specialize to plasma conditions relevant to the solar corona, in which multi-island chains are thought to play an important role (Oka et al. 2010, Yamada et al. 2010).</text:span></text:p>
      <text:p text:style-name="P1">      <text:span text:style-name="T3">Year 2: Study of island coalescence. </text:span><text:span text:style-name="T2">The second phenomenon we are naturally led to study is that of the coalescence of magnetic islands in large systems. This can be modeled as a linear stability problem of an approximate  nonlinear equilibrium that involves multiple islands. Based on the experience with the hole fusion problem in Vlasov-Poisson dynamics, we expect that the eigenmodes will elucidate the coalescence mechanism for magnetic islands and that this will enable us to estimate the coalescence rate and its contribution to the acceleration of electrons. We will study physical conditions relevant to the solar corona as a continuation of our work on the creation of magnetic islands.</text:span></text:p>
      <text:p text:style-name="P1">      <text:span text:style-name="T2">To verify the relevance of the linear stability study to the actual coalescence of magnetic islands, we will run PIC code simulations of the nonlinear evolution of the unstable modes detected. As mentioned in Section 2, we expect the PIC simulations to be restricted to domains smaller than the stability computations. We nevertheless expect that we will be able to test all physically relevant wavelengths, as identified by the stability calculation. Another issue which we plan to address through PIC simulations is how the results are affected by the turbulent environment created by the synergy of multiple current sheets in large systems (Vlahos et al. 2009).</text:span></text:p>
      <text:p text:style-name="P1">      <text:span text:style-name="T3">Year 3: Statistical models. </text:span><text:span text:style-name="T2">At this point we will be able to put together all gained information on the creation and coalescence rate of magnetic islands in a statistical model that could predict reconnection rate and particle acceleration in large-scale systems. A relevant work has appeared very recently (Fermo et al. 2010) but it relies on phenomenological input from 2D PIC codes restricted to small system sizes, compared to physical situations. We can speculate that, upon successful realization of the previous milestones, we will be able to provide a complete, concrete and fully justified methodology for the statistical description of magnetic reconnection in large systems, including 3D effects. Specifically, all required information, such as magnetic island distribution, coalescence rate and the associated energy flux are expected to follow through our stability computations. In terms of physical applications, we plan to address once again the solar corona, with an emphasis on the implications for particle acceleration, using the computations of the previous milestones as a basis.</text:span></text:p>
      <text:p text:style-name="P1"> </text:p>
      <text:p text:style-name="P1"> <text:span text:style-name="T4">4. Expected Impact.</text:span><text:span text:style-name="T2"> Our goal is to show how quantitative predictions on kinetic instabilities can be used to correctly predict the observed reconnection rates and the associated particle acceleration statistics in the solar corona. If successful, we would  have gained great insight into an outstanding problem in astrophysics that goes back to the first attempts to understand solar flares through reconnection in the 1950s. More importantly, we would have provided a general quantitative framework to describe reconnection in different physical settings, opening the way to a wealth of applications with similar phenomenology. In particular, reconnection is one major source of confinement loss in magnetic confinement fusion plasmas, and although the scale is smaller the problem is still not completely addressed by existing means (Yamada et al. 2010) and kinetic effects and island coalescence are known to be important (Bierwage and Yu 2007). Understanding reconnection in the magnetosphere also requires a kinetic theory framework encompassing many spatial scales (Drake et al. 2006). Large scale astrophysical systems in which a synergy of multiple current sheets creates a strongly turbulent environment also require kinetic treatment (Vlahos et al. 2009, Onofri et al. 2006), and we expect our work to be a first step towards understanding the interplay between turbulence and reconnection in astrophysical environment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times"/>
    <style:font-face style:name="Times New Roman" svg:font-family="'Times New Roman'"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1-30T09:25:16</meta:creation-date>
    <dc:date>2010-11-30T15:18:50</dc:date>
    <meta:editing-duration>PT05H53M34S</meta:editing-duration>
    <meta:editing-cycles>4</meta:editing-cycles>
    <meta:generator>OpenOffice.org/3.1$Unix OpenOffice.org_project/310m11$Build-9399</meta:generator>
    <meta:document-statistic meta:table-count="0" meta:image-count="0" meta:object-count="0" meta:page-count="7" meta:paragraph-count="38" meta:word-count="4660" meta:character-count="31045"/>
  </office:meta>
</office:document-meta>
</file>